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8.999cm" svg:x="1.201cm" svg:y="1.20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sgeht dichdasan</meta:initial-creator>
    <meta:creation-date>2014-04-10T18:58:13.62</meta:creation-date>
    <dc:date>2014-04-10T19:01:12.09</dc:date>
    <dc:creator>Wasgeht dichdasan</dc:creator>
    <meta:editing-duration>PT2M58S</meta:editing-duration>
    <meta:editing-cycles>1</meta:editing-cycles>
    <meta:document-statistic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5cm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width="0.05cm" svg:stroke-color="#b3b3b3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width="0.05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2.837cm" svg:y="3.926cm" style:legend-expansion="high" chart:style-name="ch2"/>
        <chart:plot-area chart:style-name="ch3" chart:data-source-has-labels="both" svg:x="1.358cm" svg:y="0.855cm" svg:width="10.839cm" svg:height="6.957cm">
          <chartooo:coordinate-region svg:x="1.979cm" svg:y="1.067cm" svg:width="10.218cm" svg:height="6.072cm"/>
          <chart:axis chart:dimension="x" chart:name="primary-x" chart:style-name="ch4" chartooo:axis-type="auto">
            <chartooo:date-scale/>
            <chart:title svg:x="5.331cm" svg:y="7.993cm" chart:style-name="ch5">
              <text:p>Schwierigkeitsgrad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4.867cm" chart:style-name="ch7">
              <text:p>Anzahl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fernte Ziffern</text:p>
              </table:table-cell>
              <table:table-cell office:value-type="string">
                <text:p>Gesetzte Ziffern</text:p>
              </table:table-cell>
            </table:table-row>
          </table:table-header-rows>
          <table:table-rows>
            <table:table-row>
              <table:table-cell office:value-type="string">
                <text:p>Easy</text:p>
              </table:table-cell>
              <table:table-cell office:value-type="float" office:value="0">
                <text:p>0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Middle</text:p>
              </table:table-cell>
              <table:table-cell office:value-type="float" office:value="21.5">
                <text:p>21.5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11.2">
                <text:p>11.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Unfair</text:p>
              </table:table-cell>
              <table:table-cell office:value-type="float" office:value="9.9">
                <text:p>9.9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Extreme</text:p>
              </table:table-cell>
              <table:table-cell office:value-type="float" office:value="9.5">
                <text:p>9.5</text:p>
              </table:table-cell>
              <table:table-cell office:value-type="float" office:value="11.3">
                <text:p>11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